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P2" style:family="paragraph" style:parent-style-name="Standard">
      <style:paragraph-properties fo:margin-top="0.1665in" fo:margin-bottom="0.0835in"/>
      <style:text-properties style:font-name="Times" fo:font-size="12.0pt"/>
    </style:style>
    <style:style style:name="P3" style:family="paragraph" style:parent-style-name="Standard">
      <style:paragraph-properties fo:margin-bottom="0.0972in" fo:line-height="120%"/>
      <style:text-properties style:font-name="Times" fo:font-size="11.0pt"/>
    </style:style>
    <style:style style:name="P4" style:family="paragraph" style:parent-style-name="Standard">
      <style:paragraph-properties fo:margin-bottom="0.0972in" fo:line-height="120%"/>
      <style:text-properties style:font-name="Times" fo:font-size="12.0pt"/>
    </style:style>
    <style:style style:name="P5" style:family="paragraph" style:parent-style-name="Standard">
      <style:paragraph-properties fo:margin-top="0.1660in" fo:margin-bottom="0.0833in"/>
      <style:text-properties style:font-name="Times" fo:font-size="12.0pt"/>
    </style:style>
    <style:style style:name="T1" style:family="text">
      <style:text-properties fo:letter-spacing="0.0000in"/>
    </style:style>
    <style:style style:name="T2" style:family="text">
      <style:text-properties fo:font-style="italic" fo:font-style-asian="italic" fo:font-style-complex="italic" fo:letter-spacing="0.0000in"/>
    </style:style>
    <style:style style:name="T3" style:family="text">
      <style:text-properties fo:font-weight="bold" fo:font-weight-asian="bold" fo:font-weight-complex="bold" fo:letter-spacing="0.0000in"/>
    </style:style>
    <style:style style:name="T4" style:family="text">
      <style:text-properties style:text-position="sub 100%" fo:letter-spacing="0.0000in"/>
    </style:style>
    <style:style style:name="T5" style:family="text">
      <style:text-properties fo:font-size="11.0pt" fo:font-size-asian="11.0pt" fo:font-size-complex="11.0pt" fo:letter-spacing="0.0000in"/>
    </style:style>
    <style:style style:name="T6" style:family="text">
      <style:text-properties fo:font-size="11.0pt" fo:font-size-asian="11.0pt" fo:font-size-complex="11.0pt" style:text-position="sub 100%" fo:letter-spacing="0.0000in"/>
    </style:style>
    <style:style style:name="T7" style:family="text">
      <style:text-properties style:text-position="sub 100%"/>
    </style:style>
    <style:style style:name="T8" style:family="text">
      <style:text-properties style:text-position="super 100%"/>
    </style:style>
    <style:style style:name="T9" style:family="text">
      <style:text-properties fo:font-size="11.0pt" fo:font-size-asian="11.0pt" fo:font-size-complex="11.0pt"/>
    </style:style>
    <style:style style:name="T10" style:family="text">
      <style:text-properties style:text-position="super 100%" fo:letter-spacing="0.0000in"/>
    </style:style>
    <style:style style:name="T11" style:family="text">
      <style:text-properties fo:font-size="11.0pt" fo:font-size-asian="11.0pt" fo:font-size-complex="11.0pt" style:text-position="sub 100%"/>
    </style:style>
    <style:style style:name="TableColumn1" style:family="table-column">
      <style:table-column-properties style:column-width="3.4625in" style:rel-column-width="32767*"/>
    </style:style>
  </office:automatic-styles>
  <office:body>
    <office:text>
      <text:p text:style-name="P1"><text:span text:style-name="T1">Analysis of Algorithms</text:span></text:p>
      <text:p text:style-name="P1"><text:span text:style-name="T1">[Irene Galca]</text:span></text:p>
      <text:p text:style-name="P1"><text:span text:style-name="T1">CS 221</text:span></text:p>
      <text:p text:style-name="P1"/>
      <text:p text:style-name="P1"><text:span text:style-name="T2">Defend all answers based on specific references to the code. Do not count return statements or initialization of method arguments. You are </text:span><text:span text:style-name="T3">strongly</text:span><text:span text:style-name="T2"><text:s/>encouraged to walk through algorithms in the debugger and to add statement-counting code to given methods to test and refine your analysis.</text:span></text:p>
      <text:p text:style-name="P2"><text:span text:style-name="T3">Algorithm: find()</text:span></text:p>
      <text:p text:style-name="P2"><text:span text:style-name="T1">Minimum Statements. How many statements would be executed in a call to find() when the array size is zero (n == 0)?—————————————————————————————————————————————</text:span></text:p>
      <text:p text:style-name="P3"><text:span text:style-name="T1">If the array size is (n==0) then the minimum amount of statements executed would be 1. </text:span></text:p>
      <text:p text:style-name="P3"><text:span text:style-name="T1">So T(n)=O(1)</text:span></text:p>
      <text:p text:style-name="P3"><text:span text:style-name="T1">—————————————————————————————————————————————————</text:span></text:p>
      <text:p text:style-name="P2"><text:span text:style-name="T1">Best Case Scenario. Under what conditions would the minimum number of statements be executed for an array where n is large? Where would the target element be located in the array? What is the growth function under these conditions?—————————————————————————————————————————————</text:span></text:p>
      <text:p text:style-name="P3"><text:span text:style-name="T1">The best case scenario would happen if the statement:</text:span></text:p>
      <text:p text:style-name="P3"><text:span text:style-name="T1">for(int i = 0; i &lt; array.length; i++)</text:span></text:p>
      <text:p text:style-name="P3"><text:span text:style-name="T1">only executed once if array.length==0. In order for this best case scenario to happen though, you would need to have a statement to set the size of the array, a statement to see if i=0 and a statement to increment i if it is less than the (array.length). So the minimum number of statements needed is 3. The target element would be the int value being passed in. The growth function under these conditions would then be:</text:span></text:p>
      <text:p text:style-name="P3"><text:span text:style-name="T1">T</text:span><text:span text:style-name="T4">b</text:span><text:span text:style-name="T1">(n)= (3).</text:span></text:p>
      <text:p text:style-name="P4"><text:span text:style-name="T5">—————————————————————————————————————————————————</text:span><text:span text:style-name="T1">Worst Case Scenario. Under what conditions would the maximum number of statements be executed for an array where n is large? Where would the target element be located? What is the growth function under these conditions?</text:span></text:p>
      <text:p text:style-name="P4"><text:span text:style-name="T1">—————————————————————————————————————————————</text:span></text:p>
      <text:p text:style-name="P3"><text:span text:style-name="T1">The worst case scenario would happen if the statement:</text:span></text:p>
      <text:p text:style-name="P3"><text:span text:style-name="T1">for(int i = 0; i &lt; array.length; i++) </text:span></text:p>
      <text:p text:style-name="P3"><text:span text:style-name="T1">executed n times. As long as (i &lt; array.length) then it will keep incrementing n times until i is no longer less than array.length. This does not not include the if statement and the return statement that follows it. So this means that the maximum number of statements will be n+2. The target element would be int i as the return result will be compared to see if it is still less than array.length. Therefore the growth function in this type of condition would be:</text:span></text:p>
      <text:p text:style-name="P4"><text:span text:style-name="T5">T</text:span><text:span text:style-name="T6">w</text:span><text:span text:style-name="T5">(n)= (n)—————————————————————————————————————————————————</text:span><text:span text:style-name="T1">Expected Average Case Scenario. Assuming a random array of unique elements and the target element is in the array, where would a target element be located on average? What is the expected average number of statements (the expected growth function) for a call to find()?————————————————————————————————————————————-</text:span></text:p>
      <text:p text:style-name="P3">The expected average case scenario would happen if the statement:</text:p>
      <text:p text:style-name="P3">for(int i=0; i &lt; array.length; i++) </text:p>
      <text:p text:style-name="P3">executed (n-1) times. since this would be heavily dependent on the integer result of i, the target element would be i.</text:p>
      <text:p text:style-name="P2"><text:span text:style-name="T1">What is the runtime order (big-O) of find() based on the above growth functions? The expected average number of statements to determine the value of i would be 2 statements in this case. So the expected average would be (n-1)/2.</text:span></text:p>
      <text:p text:style-name="P2"><text:span text:style-name="T1">The expected average growth function of this method would be </text:span></text:p>
      <text:p text:style-name="P2"><text:span text:style-name="T1">T</text:span><text:span text:style-name="T4">a</text:span><text:span text:style-name="T1">(n)=(n-1)/2</text:span></text:p>
      <text:p text:style-name="P3">—————————————————————————————————————————————————</text:p>
      <text:p text:style-name="P2"><text:span text:style-name="T3">Algorithm: replaceAll()</text:span></text:p>
      <text:p text:style-name="P2"><text:span text:style-name="T1">Minimum Statements. How many statements would be executed in a call to replaceAll() when the array size is zero (n == 0)?</text:span></text:p>
      <text:p text:style-name="P3">—————————————————————————————————————————————————</text:p>
      <text:p text:style-name="P3">The minimum number of statements that would be executed in this method would be one, because if the array size is 0 then it would only attempt to replace the value at index 0. Therefore the growth function would be.</text:p>
      <text:p text:style-name="P3">T(n)= O(1)</text:p>
      <text:p text:style-name="P3">—————————————————————————————————————————————————</text:p>
      <text:p text:style-name="P2"><text:span text:style-name="T1">Best Case Scenario. Under what conditions would the minimum number of statements be executed for an array where n is large? How many occurrences of the oldValue element would be in the array? Where would it/they be located in the array? What is the growth function under these conditions? </text:span></text:p>
      <text:p text:style-name="P3">—————————————————————————————————————————————————</text:p>
      <text:p text:style-name="P3">In the best case scenario, the statement:</text:p>
      <text:p text:style-name="P3">while (index &gt; -1) would only execute once if the index of the array was zero, and the length or the array is 0.</text:p>
      <text:p text:style-name="P3">The minimum number of statements needed in the replace method then, would be 3. There would only be one occurrence of the oldValue element in the array since there would be only one thing at the 0 index to replace.</text:p>
      <text:p text:style-name="P3">the growth function under these conditions would then be:</text:p>
      <text:p text:style-name="P3">T<text:span text:style-name="T7">b</text:span>(n)= (3)</text:p>
      <text:p text:style-name="P3">—————————————————————————————————————————————————</text:p>
      <text:p text:style-name="P2"><text:span text:style-name="T1">Worst Case Scenario. Assuming newValue and oldValue are not equal, under what conditions would the maximum number of statements be executed for an array where n is large? How many occurrences of oldValue are in the array? Where would it/they be located? What is the growth function under these conditions? —————————————————————————————————————————————</text:span></text:p>
      <text:p text:style-name="P3">In the worst case scenario we would have to assume that the number of indexes in the array could be a really huge positive number (n) that is greater than -1. All the occurrences of oldValue occur in each of the indexes. Therefore the method would have n indexes to go through and replace with newValue. It would also have to replace n oldValue(s) in each index with a newValue. The replace action could also happen n times.</text:p>
      <text:p text:style-name="P3">the growth function under these conditions would then be:</text:p>
      <text:p text:style-name="P3">T<text:span text:style-name="T7">w</text:span>(n)= (n<text:span text:style-name="T8">2</text:span>)</text:p>
      <text:p text:style-name="P4"><text:span text:style-name="T9">—————————————————————————————————————————————————</text:span><text:span text:style-name="T1">Expected Average Case Scenario. Assuming a random array of unique elements and oldValue is a value in the array, what is the average number of statements (the expected growth function) for a call to replaceAll()?</text:span></text:p>
      <text:p text:style-name="P4"><text:span text:style-name="T1">—————————————————————————————————————————————</text:span></text:p>
      <text:p text:style-name="P4"><text:span text:style-name="T1">The expected average case scenario would occur if the statement: </text:span></text:p>
      <text:p text:style-name="P4"><text:span text:style-name="T1">while (index &gt; -1)</text:span></text:p>
      <text:p text:style-name="P4"><text:span text:style-name="T1">looped n-1 times. The number of statements being executed would be the while statement and the index= find(array, oldValue). Therefore the average number of statements would then be n/2.</text:span></text:p>
      <text:p text:style-name="P4"><text:span text:style-name="T1">The expected growth function would then be:</text:span></text:p>
      <text:p text:style-name="P4"><text:span text:style-name="T1">T</text:span><text:span text:style-name="T4">a</text:span><text:span text:style-name="T1">(n)= (((n-1)(n))/2)</text:span></text:p>
      <text:p text:style-name="P4"><text:span text:style-name="T1">—————————————————————————————————————————————</text:span></text:p>
      <text:p text:style-name="P2"><text:span text:style-name="T1">What is the runtime order (big-O) of replaceAll() based on the above growth functions?</text:span></text:p>
      <text:p text:style-name="P2"><text:span text:style-name="T1">—————————————————————————————————————————————</text:span></text:p>
      <text:p text:style-name="P2"><text:span text:style-name="T1">T</text:span><text:span text:style-name="T4">b</text:span><text:span text:style-name="T1">(n)= (3); T</text:span><text:span text:style-name="T4">a</text:span><text:span text:style-name="T1">(n)=(((n-1)(n))/2); T(n)= (n</text:span><text:span text:style-name="T10">2</text:span><text:span text:style-name="T1">)</text:span></text:p>
      <text:p text:style-name="P2"><text:span text:style-name="T1">Based on these above functions, the runtime order (Big-O) of replaceAll() would be:</text:span></text:p>
      <text:p text:style-name="P2"><text:span text:style-name="T1">T(n)= O(n</text:span><text:span text:style-name="T10">2</text:span><text:span text:style-name="T1">)</text:span></text:p>
      <text:p text:style-name="P2"><text:span text:style-name="T1">—————————————————————————————————————————————</text:span><text:span text:style-name="T3">Algorithm: sortIt()</text:span></text:p>
      <text:p text:style-name="P2"><text:span text:style-name="T1">Minimum Statements. How many statements would be executed in a call to sortIt() when the array size is zero (n == 0) or one (n == 1)?</text:span></text:p>
      <text:p text:style-name="P2"><text:span text:style-name="T1">—————————————————————————————————————————————</text:span></text:p>
      <text:p text:style-name="P2"><text:span text:style-name="T1">If the array size is 0 then the minimum number of statements executed would be 1 since the for statement is checking if next &lt; array.length. Since 1 is not less than zero then it will not sort above 0.</text:span></text:p>
      <text:p text:style-name="P2"><text:span text:style-name="T1">If the array size is one, the the amount of statements that would be executed would be 2. since next = 1 and 1 is not less than the length of the array size which is also one, it will not sort above 0. However since 1 is greater than 0 in the while loop, so it will sort the one above the 0. so it executes the for statement and the while statement.</text:span></text:p>
      <text:p text:style-name="P2"><text:span text:style-name="T1">—————————————————————————————————————————————Best Case Scenario. Under what conditions would the minimum number of statements be executed for an array where n is large? Would the algorithm execute a different number of statements if the elements in the array were already in sorted order? Reverse order? Random order? All the same? What is the growth function under the best case conditions?</text:span></text:p>
      <text:p text:style-name="P2"><text:span text:style-name="T1">—————————————————————————————————————————————</text:span></text:p>
      <text:p text:style-name="P2"><text:span text:style-name="T1">In the best case scenario the statement:</text:span></text:p>
      <text:p text:style-name="P2"><text:span text:style-name="T1">for(int next= 1; next &lt; array.length; next ++)</text:span></text:p>
      <text:p text:style-name="P2"><text:span text:style-name="T1">would be executed once. Then the other statement:</text:span></text:p>
      <text:p text:style-name="P2"><text:span text:style-name="T1">while (index &gt; 0 &amp;&amp; value &lt; array[index-1])</text:span></text:p>
      <text:p text:style-name="P2"><text:span text:style-name="T1">would be executed once. If it was already in sorted order, then the method doesn’t need to arrange the number so it would only execute the for statement to determine that. In reverse order it would still remain the same. In random order it may only execute one statement.</text:span></text:p>
      <text:p text:style-name="P2"><text:span text:style-name="T1">T</text:span><text:span text:style-name="T4">b1</text:span><text:span text:style-name="T1">(n)= (2)</text:span></text:p>
      <text:p text:style-name="P2"><text:span text:style-name="T1">T</text:span><text:span text:style-name="T4">b2</text:span><text:span text:style-name="T1">(n)= (1)</text:span></text:p>
      <text:p text:style-name="P2"><text:span text:style-name="T1">—————————————————————————————————————————————Worst Case Scenario. Under what conditions would the maximum number of statements be executed for an array where n is large? (Already in some kind of sorted order? Duplicates?) What is the growth function under the worst case conditions?</text:span></text:p>
      <text:p text:style-name="P2"><text:span text:style-name="T1">—————————————————————————————————————————————</text:span></text:p>
      <text:p text:style-name="P2"><text:span text:style-name="T1">In the worst case scenario, the statement:</text:span></text:p>
      <text:p text:style-name="P2"><text:span text:style-name="T1">for (int next = 1; next &lt; array.length; next++)</text:span></text:p>
      <text:p text:style-name="P2"><text:span text:style-name="T1">Would be executed n times. The statement:</text:span></text:p>
      <text:p text:style-name="P2"><text:span text:style-name="T1">while (index &gt; 0 &amp;&amp; value &lt; array[index - 1])</text:span></text:p>
      <text:p text:style-name="P2"><text:span text:style-name="T1">may also be executed n times, given how big the array could be. In sorted order it would only execute the for statement n times. In duplicates it would executes these statements, (n</text:span><text:span text:style-name="T10">2</text:span><text:span text:style-name="T1">) times.</text:span></text:p>
      <text:p text:style-name="P2"><text:span text:style-name="T1">The growth functions under these worst case scenarios would be. </text:span></text:p>
      <text:p text:style-name="P2"><text:span text:style-name="T1">T</text:span><text:span text:style-name="T4">w1</text:span><text:span text:style-name="T1">(n)= (n)</text:span></text:p>
      <text:p text:style-name="P2"><text:span text:style-name="T1">T</text:span><text:span text:style-name="T4">w2</text:span><text:span text:style-name="T1">(n)=(n</text:span><text:span text:style-name="T10">2</text:span><text:span text:style-name="T1">)</text:span></text:p>
      <text:p text:style-name="P2"><text:span text:style-name="T1">—————————————————————————————————————————————Expected Average Case Scenario. Assuming a random array of unique elements, what is the expected average number of statements (the expected growth function) for a call to sortIt()?</text:span></text:p>
      <text:p text:style-name="P2"><text:span text:style-name="T1">—————————————————————————————————————————————</text:span></text:p>
      <text:p text:style-name="P2"><text:span text:style-name="T1">In the expected average case scenario the statement:</text:span></text:p>
      <text:p text:style-name="P2"><text:span text:style-name="T1">for (int next = 1; next &lt; array.length; next++)</text:span></text:p>
      <text:p text:style-name="P2"><text:span text:style-name="T1">would run (n-1) times. Then the statement:</text:span></text:p>
      <text:p text:style-name="P2"><text:span text:style-name="T1">while (index &gt; 0 &amp;&amp; value &lt; array[index - 1])</text:span></text:p>
      <text:p text:style-name="P2"><text:span text:style-name="T1">could run (n) times.</text:span></text:p>
      <text:p text:style-name="P3"/>
      <text:p text:style-name="P3">The expected average number of statements run would be ((n-1)(n))/2.</text:p>
      <text:p text:style-name="P3">The expected average growth function would be:</text:p>
      <text:p text:style-name="P3">T<text:span text:style-name="T7">a</text:span>(n)= ((n-1)(n)/2)</text:p>
      <text:p text:style-name="P3">—————————————————————————————————————————————————</text:p>
      <text:p text:style-name="P2"><text:span text:style-name="T1">What is the runtime order (big-O) of sortIt() based on the above growth functions?</text:span></text:p>
      <text:p text:style-name="P2"><text:span text:style-name="T1">—————————————————————————————————————————————</text:span></text:p>
      <text:p text:style-name="P5"><text:span text:style-name="T1">T</text:span><text:span text:style-name="T4">b1</text:span><text:span text:style-name="T1">(n)= (2); T</text:span><text:span text:style-name="T4">b2</text:span><text:span text:style-name="T1">(n)= (1); </text:span><text:span text:style-name="T9">T</text:span><text:span text:style-name="T11">a</text:span><text:span text:style-name="T9">(n)= ((n-1)(n)/2)</text:span><text:span text:style-name="T1">; T</text:span><text:span text:style-name="T4">w1</text:span><text:span text:style-name="T1">(n)= (n); T</text:span><text:span text:style-name="T4">w2</text:span><text:span text:style-name="T1">(n)=(n</text:span><text:span text:style-name="T10">2</text:span><text:span text:style-name="T1">)</text:span></text:p>
      <text:p text:style-name="P5"><text:span text:style-name="T1">The Big-O runtime order of the sortIt() method would then be:</text:span></text:p>
      <text:p text:style-name="P5"><text:span text:style-name="T1">T(n)= O(n</text:span><text:span text:style-name="T10">2</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671.2</meta:generator>
  </office:meta>
</office:document-meta>
</file>